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ame of Student: Lawrencia Malanga</text:p>
      <text:p text:style-name="Normal">Module Tittle: Anatomy &amp; Physitherepy</text:p>
      <text:p text:style-name="Normal">Module Code: 5N0749</text:p>
      <text:p text:style-name="Normal">Tittle: Body System 2</text:p>
      <text:p text:style-name="Normal">Tear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5-03-01T13:37:00Z</meta:creation-date>
    <dc:date>2025-03-02T23:37:00Z</dc:date>
    <meta:template xlink:href="Normal.dotm" xlink:type="simple"/>
    <meta:editing-cycles>1</meta:editing-cycles>
    <meta:editing-duration>PT720S</meta:editing-duration>
    <meta:document-statistic meta:page-count="1" meta:paragraph-count="1" meta:word-count="18" meta:character-count="121" meta:row-count="1" meta:non-whitespace-character-count="104"/>
  </office:meta>
</office:document-meta>
</file>